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auto-grow-width="true" fo:min-height="0.952cm" fo:min-width="9.296cm"/>
    </style:style>
    <style:style style:name="gr2" style:family="graphic" style:parent-style-name="standard">
      <style:graphic-properties draw:stroke="none" draw:fill="none" draw:fill-color="#ffffff" draw:auto-grow-width="true" fo:min-height="0.713cm" fo:min-width="1.11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none" draw:fill="none" draw:fill-color="#ffffff" draw:auto-grow-width="true" fo:min-height="0.952cm" fo:min-width="3.02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86cm"/>
    </style:style>
    <style:style style:name="gr7" style:family="graphic" style:parent-style-name="standard" style:list-style-name="L2">
      <style:graphic-properties draw:stroke="solid" draw:stroke-dash="Dash_20_1" svg:stroke-width="0.035cm" svg:stroke-color="#000000" draw:marker-start="" draw:marker-start-width="0.252cm" draw:marker-start-center="false" draw:marker-end="" draw:marker-end-width="0.252cm" draw:marker-end-center="false" draw:stroke-linejoin="round" svg:stroke-linecap="butt" draw:fill="solid" draw:fill-color="#cfe7f5" draw:textarea-horizontal-align="center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solid" draw:stroke-dash="Dash_20_1" svg:stroke-width="0.035cm" svg:stroke-color="#000000" draw:marker-start="" draw:marker-start-width="0.252cm" draw:marker-start-center="false" draw:marker-end="" draw:marker-end-width="0.252cm" draw:marker-end-center="false" draw:stroke-linejoin="round" svg:stroke-linecap="butt" draw:fill="solid" draw:fill-color="#cfe7f5" draw:textarea-horizontal-align="center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solid" draw:stroke-dash="Dash_20_1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solid" draw:stroke-dash="Dash_20_1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1" style:family="graphic" style:parent-style-name="standard" style:list-style-name="L2">
      <style:graphic-properties draw:stroke="none" svg:stroke-width="0.035cm" svg:stroke-color="#000000" draw:marker-start="" draw:marker-start-width="0.252cm" draw:marker-start-center="false" draw:marker-end="" draw:marker-end-width="0.252cm" draw:marker-end-center="false" draw:fill="none" draw:fill-color="#ffffff" draw:textarea-horizontal-align="left" draw:auto-grow-height="true" draw:auto-grow-width="true" fo:min-height="0.489cm" fo:min-width="0.979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597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978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597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034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svg:stroke-color="#000000" draw:fill="none" draw:textarea-vertical-align="middle"/>
    </style:style>
    <style:style style:name="gr29" style:family="graphic" style:parent-style-name="standard">
      <style:graphic-properties draw:stroke="none" draw:fill-color="#ffffff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43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26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5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7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6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1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objectwithoutfill">
      <style:graphic-properties draw:marker-end="Arrow" draw:marker-end-width="0.3cm" draw:fill="none" draw:textarea-vertical-align="middle"/>
    </style:style>
    <style:style style:name="gr44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454cm" fo:min-width="1.034cm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2">
      <style:graphic-properties draw:stroke="solid" draw:stroke-dash="Dash_20_1" svg:stroke-width="0.035cm" svg:stroke-color="#000000" draw:marker-start="" draw:marker-start-width="0.252cm" draw:marker-start-center="false" draw:marker-end="" draw:marker-end-width="0.252cm" draw:marker-end-center="false" draw:stroke-linejoin="round" svg:stroke-linecap="butt" draw:fill="solid" draw:fill-color="#cfe7f5" draw:textarea-horizontal-align="center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51" style:family="graphic" style:parent-style-name="standard" style:list-style-name="L2">
      <style:graphic-properties draw:stroke="solid" draw:stroke-dash="Dash_20_1" svg:stroke-width="0.035cm" svg:stroke-color="#000000" draw:marker-start="" draw:marker-start-width="0.252cm" draw:marker-start-center="false" draw:marker-end="" draw:marker-end-width="0.252cm" draw:marker-end-center="false" draw:stroke-linejoin="round" svg:stroke-linecap="butt" draw:fill="solid" draw:fill-color="#cfe7f5" draw:textarea-horizontal-align="center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52" style:family="graphic" style:parent-style-name="standard" style:list-style-name="L2">
      <style:graphic-properties draw:stroke="solid" draw:stroke-dash="Dash_20_1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53" style:family="graphic" style:parent-style-name="standard" style:list-style-name="L2">
      <style:graphic-properties draw:stroke="solid" draw:stroke-dash="Dash_20_1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54" style:family="graphic" style:parent-style-name="standard" style:list-style-name="L2">
      <style:graphic-properties draw:stroke="none" svg:stroke-width="0.035cm" svg:stroke-color="#000000" draw:marker-start="" draw:marker-start-width="0.252cm" draw:marker-start-center="false" draw:marker-end="" draw:marker-end-width="0.252cm" draw:marker-end-center="false" draw:fill="none" draw:fill-color="#ffffff" draw:textarea-horizontal-align="left" draw:auto-grow-height="true" draw:auto-grow-width="true" fo:min-height="0.489cm" fo:min-width="0.979cm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56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597cm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6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978cm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6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597cm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1.034cm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71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76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79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454cm" fo:min-width="1.034cm" fo:padding-top="0.125cm" fo:padding-bottom="0.125cm" fo:padding-left="0.25cm" fo:padding-right="0.25cm" draw:shadow="hidden" draw:shadow-offset-x="0.2cm" draw:shadow-offset-y="0.2cm" draw:shadow-color="#808080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3cm" fo:min-width="0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3cm" fo:min-width="0cm"/>
    </style:style>
    <style:style style:name="P1" style:family="paragraph">
      <style:text-properties fo:color="#336699"/>
    </style:style>
    <style:style style:name="P2" style:family="paragraph">
      <style:paragraph-properties fo:text-align="center"/>
    </style:style>
    <style:style style:name="P3" style:family="paragraph">
      <style:text-properties fo:color="#336699" fo:font-size="14pt" style:font-size-asian="14pt" style:font-size-complex="14pt"/>
    </style:style>
    <style:style style:name="P4" style:family="paragraph">
      <style:text-properties fo:color="#336699"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size="8pt" style:font-size-asian="8pt" style:font-size-complex="8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8pt" style:font-style-asian="normal" style:font-weight-asian="normal" style:font-family-complex="Mangal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Mangal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'Microsoft YaHei'" style:font-family-generic-asian="system" style:font-pitch-asian="variable" style:font-size-asian="9pt" style:font-style-asian="normal" style:font-weight-asian="normal" style:font-family-complex="Mangal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text-properties fo:font-size="9pt" style:font-size-asian="9pt" style:font-size-complex="9pt"/>
    </style:style>
    <style:style style:name="P13" style:family="paragraph">
      <style:text-properties fo:font-size="7pt" style:font-size-asian="7pt" style:font-size-complex="7pt"/>
    </style:style>
    <style:style style:name="P14" style:family="paragraph">
      <style:paragraph-properties fo:text-align="center"/>
      <style:text-properties fo:font-size="8pt" style:font-size-asian="8pt" style:font-size-complex="8pt"/>
    </style:style>
    <style:style style:name="P15" style:family="paragraph">
      <style:text-properties fo:color="#336699" fo:font-size="11pt" style:font-size-asian="11pt" style:font-size-complex="11pt"/>
    </style:style>
    <style:style style:name="T1" style:family="text">
      <style:text-properties fo:color="#336699"/>
    </style:style>
    <style:style style:name="T2" style:family="text">
      <style:text-properties fo:color="#336699" fo:font-size="14pt" style:font-size-asian="14pt" style:font-size-complex="14pt"/>
    </style:style>
    <style:style style:name="T3" style:family="text">
      <style:text-properties fo:color="#336699" fo:font-size="12pt" style:font-size-asian="12pt" style:font-size-complex="12pt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8pt" style:font-style-asian="normal" style:font-weight-asian="normal" style:font-family-complex="Mangal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Mangal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'Microsoft YaHei'" style:font-family-generic-asian="system" style:font-pitch-asian="variable" style:font-size-asian="9pt" style:font-style-asian="normal" style:font-weight-asian="normal" style:font-family-complex="Mangal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color="#336699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layer="layout" svg:width="9.796cm" svg:height="1.202cm" svg:x="5.736cm" svg:y="27.784cm">
          <draw:text-box>
            <text:p><text:span text:style-name="T1"><text:author-name text:fixed="false">Luis David Gonzalez Salvá</text:author-name></text:span></text:p>
          </draw:text-box>
        </draw:frame>
        <draw:frame draw:style-name="gr2" draw:text-style-name="P1" draw:layer="layout" svg:width="3.393cm" svg:height="0.963cm" svg:x="17.347cm" svg:y="27.736cm">
          <draw:text-box>
            <text:p text:style-name="P1"><text:span text:style-name="T1"><text:page-number>&lt;número&gt;</text:page-number></text:span></text:p>
          </draw:text-box>
        </draw:frame>
        <draw:line draw:style-name="gr3" draw:text-style-name="P2" draw:layer="layout" svg:x1="0.986cm" svg:y1="27.736cm" svg:x2="19.986cm" svg:y2="27.736cm">
          <text:p/>
        </draw:line>
        <draw:rect draw:style-name="gr4" draw:text-style-name="P2" draw:layer="layout" svg:width="19cm" svg:height="27.7cm" svg:x="0.986cm" svg:y="0.986cm">
          <text:p/>
        </draw:rect>
        <draw:line draw:style-name="gr3" draw:text-style-name="P2" draw:layer="layout" svg:x1="14.486cm" svg:y1="27.736cm" svg:x2="14.486cm" svg:y2="28.686cm">
          <text:p/>
        </draw:line>
        <draw:line draw:style-name="gr3" draw:text-style-name="P2" draw:layer="layout" svg:x1="5.236cm" svg:y1="27.736cm" svg:x2="5.236cm" svg:y2="28.686cm">
          <text:p/>
        </draw:line>
        <draw:line draw:style-name="gr3" draw:text-style-name="P2" draw:layer="layout" svg:x1="0.986cm" svg:y1="1.736cm" svg:x2="19.986cm" svg:y2="1.736cm">
          <text:p/>
        </draw:line>
        <draw:frame draw:style-name="gr5" draw:text-style-name="P3" draw:layer="layout" svg:width="3.524cm" svg:height="1.202cm" svg:x="8.712cm" svg:y="1.034cm">
          <draw:text-box>
            <text:p text:style-name="P1"><text:span text:style-name="T2">Ejercicio 4</text:span></text:p>
          </draw:text-box>
        </draw:frame>
        <draw:frame draw:style-name="gr6" draw:text-style-name="P4" draw:layer="layout" svg:width="7.36cm" svg:height="0.725cm" svg:x="12.386cm" svg:y="0.986cm">
          <draw:text-box>
            <text:p text:style-name="P1"><text:span text:style-name="T3">Open Office Draw – SFC-GRAFCET</text:span></text:p>
          </draw:text-box>
        </draw:frame>
        <draw:line draw:style-name="gr3" draw:text-style-name="P2" draw:layer="layout" svg:x1="12.036cm" svg:y1="0.986cm" svg:x2="12.036cm" svg:y2="1.736cm">
          <text:p/>
        </draw:line>
        <draw:g>
          <draw:glue-point draw:id="4" svg:x="-2.666cm" svg:y="5.002cm"/>
          <draw:g>
            <draw:glue-point draw:id="4" svg:x="0cm" svg:y="5.002cm"/>
            <draw:line draw:style-name="gr7" draw:text-style-name="P5" draw:layer="layout" svg:x1="4.38cm" svg:y1="5.365cm" svg:x2="4.38cm" svg:y2="6.231cm">
              <text:p/>
            </draw:line>
            <draw:line draw:style-name="gr8" draw:text-style-name="P5" draw:layer="layout" svg:x1="4.168cm" svg:y1="5.797cm" svg:x2="4.594cm" svg:y2="5.797cm">
              <text:p/>
            </draw:line>
            <draw:g>
              <draw:rect draw:style-name="gr9" draw:text-style-name="P5" draw:layer="layout" svg:width="0.852cm" svg:height="0.866cm" svg:x="3.955cm" svg:y="4.5cm">
                <text:p/>
              </draw:rect>
              <draw:rect draw:style-name="gr10" draw:text-style-name="P7" draw:layer="layout" svg:width="0.685cm" svg:height="0.72cm" svg:x="4.039cm" svg:y="4.574cm">
                <text:p text:style-name="P6"><text:span text:style-name="T4">PISO</text:span></text:p>
                <text:p text:style-name="P6"><text:span text:style-name="T4">0</text:span></text:p>
              </draw:rect>
            </draw:g>
          </draw:g>
          <draw:frame draw:style-name="gr11" draw:text-style-name="P9" draw:layer="layout" svg:width="1.573cm" svg:height="0.739cm" svg:x="4.595cm" svg:y="5.517cm">
            <draw:text-box>
              <text:p text:style-name="P8"><text:span text:style-name="T5">SUBIR</text:span></text:p>
            </draw:text-box>
          </draw:frame>
        </draw:g>
        <draw:rect draw:style-name="gr12" draw:text-style-name="P11" draw:layer="layout" svg:width="1.044cm" svg:height="0.938cm" svg:x="3.807cm" svg:y="6.217cm">
          <text:p text:style-name="P10"><text:span text:style-name="T6">Estado</text:span></text:p>
          <text:p text:style-name="P10"><text:span text:style-name="T6">A</text:span></text:p>
        </draw:rect>
        <draw:g>
          <draw:line draw:style-name="gr13" draw:text-style-name="P5" draw:layer="layout" svg:x1="4.314cm" svg:y1="7.155cm" svg:x2="4.314cm" svg:y2="8.093cm">
            <text:p/>
          </draw:line>
          <draw:line draw:style-name="gr14" draw:text-style-name="P5" draw:layer="layout" svg:x1="4.121cm" svg:y1="7.624cm" svg:x2="4.508cm" svg:y2="7.624cm">
            <text:p/>
          </draw:line>
          <draw:frame draw:style-name="gr15" draw:text-style-name="P9" draw:layer="layout" svg:width="1.167cm" svg:height="0.64cm" svg:x="4.507cm" svg:y="7.304cm">
            <draw:text-box>
              <text:p text:style-name="P8"><text:span text:style-name="T5">FC2</text:span></text:p>
            </draw:text-box>
          </draw:frame>
        </draw:g>
        <draw:rect draw:style-name="gr16" draw:text-style-name="P11" draw:layer="layout" svg:width="1.044cm" svg:height="0.939cm" svg:x="3.807cm" svg:y="8.111cm">
          <text:p text:style-name="P10"><text:span text:style-name="T6">PISO 1</text:span></text:p>
        </draw:rect>
        <draw:g>
          <draw:line draw:style-name="gr17" draw:text-style-name="P5" draw:layer="layout" svg:x1="4.314cm" svg:y1="9.05cm" svg:x2="4.314cm" svg:y2="9.988cm">
            <text:p/>
          </draw:line>
          <draw:line draw:style-name="gr18" draw:text-style-name="P5" draw:layer="layout" svg:x1="4.121cm" svg:y1="9.519cm" svg:x2="4.508cm" svg:y2="9.519cm">
            <text:p/>
          </draw:line>
          <draw:frame draw:style-name="gr19" draw:text-style-name="P9" draw:layer="layout" svg:width="1.573cm" svg:height="0.64cm" svg:x="4.507cm" svg:y="9.198cm">
            <draw:text-box>
              <text:p text:style-name="P8"><text:span text:style-name="T5">SUBIR</text:span></text:p>
            </draw:text-box>
          </draw:frame>
        </draw:g>
        <draw:rect draw:style-name="gr20" draw:text-style-name="P11" draw:layer="layout" svg:width="1.044cm" svg:height="0.938cm" svg:x="3.807cm" svg:y="9.965cm">
          <text:p text:style-name="P10"><text:span text:style-name="T6">Estado</text:span></text:p>
          <text:p text:style-name="P10"><text:span text:style-name="T6">B</text:span></text:p>
        </draw:rect>
        <draw:g>
          <draw:line draw:style-name="gr21" draw:text-style-name="P5" draw:layer="layout" svg:x1="4.314cm" svg:y1="10.903cm" svg:x2="4.314cm" svg:y2="11.841cm">
            <text:p/>
          </draw:line>
          <draw:line draw:style-name="gr22" draw:text-style-name="P5" draw:layer="layout" svg:x1="4.121cm" svg:y1="11.372cm" svg:x2="4.508cm" svg:y2="11.372cm">
            <text:p/>
          </draw:line>
          <draw:frame draw:style-name="gr23" draw:text-style-name="P9" draw:layer="layout" svg:width="1.167cm" svg:height="0.64cm" svg:x="4.507cm" svg:y="11.051cm">
            <draw:text-box>
              <text:p text:style-name="P8"><text:span text:style-name="T5">FC3</text:span></text:p>
            </draw:text-box>
          </draw:frame>
        </draw:g>
        <draw:g>
          <draw:line draw:style-name="gr24" draw:text-style-name="P5" draw:layer="layout" svg:x1="4.34cm" svg:y1="12.743cm" svg:x2="4.34cm" svg:y2="13.743cm">
            <text:p/>
          </draw:line>
          <draw:line draw:style-name="gr25" draw:text-style-name="P5" draw:layer="layout" svg:x1="4.117cm" svg:y1="13.243cm" svg:x2="4.564cm" svg:y2="13.243cm">
            <text:p/>
          </draw:line>
          <draw:frame draw:style-name="gr26" draw:text-style-name="P9" draw:layer="layout" svg:width="1.632cm" svg:height="0.64cm" svg:x="4.564cm" svg:y="12.901cm">
            <draw:text-box>
              <text:p text:style-name="P8"><text:span text:style-name="T5">BAJAR</text:span></text:p>
            </draw:text-box>
          </draw:frame>
        </draw:g>
        <draw:line draw:style-name="gr3" draw:text-style-name="P2" draw:layer="layout" svg:x1="7.471cm" svg:y1="13.72cm" svg:x2="4.311cm" svg:y2="13.72cm">
          <text:p/>
        </draw:line>
        <draw:line draw:style-name="gr27" draw:text-style-name="P2" draw:layer="layout" svg:x1="15.086cm" svg:y1="22.936cm" svg:x2="15.086cm" svg:y2="2.636cm">
          <text:p/>
        </draw:line>
        <draw:line draw:style-name="gr27" draw:text-style-name="P2" draw:layer="layout" svg:x1="19.69cm" svg:y1="22.94cm" svg:x2="19.69cm" svg:y2="2.64cm">
          <text:p/>
        </draw:line>
        <draw:line draw:style-name="gr3" draw:text-style-name="P2" draw:layer="layout" svg:x1="15.132cm" svg:y1="3.332cm" svg:x2="15.681cm" svg:y2="3.332cm">
          <text:p/>
        </draw:line>
        <draw:line draw:style-name="gr3" draw:text-style-name="P2" draw:layer="layout" svg:x1="15.681cm" svg:y1="3.036cm" svg:x2="15.681cm" svg:y2="3.627cm">
          <text:p/>
        </draw:line>
        <draw:line draw:style-name="gr3" draw:text-style-name="P2" draw:layer="layout" svg:x1="15.91cm" svg:y1="3.036cm" svg:x2="15.91cm" svg:y2="3.627cm">
          <text:p/>
        </draw:line>
        <draw:line draw:style-name="gr3" draw:text-style-name="P2" draw:layer="layout" svg:x1="15.909cm" svg:y1="3.332cm" svg:x2="16.858cm" svg:y2="3.332cm">
          <text:p/>
        </draw:line>
        <draw:line draw:style-name="gr3" draw:text-style-name="P2" draw:layer="layout" svg:x1="16.858cm" svg:y1="3.036cm" svg:x2="16.858cm" svg:y2="3.627cm">
          <text:p/>
        </draw:line>
        <draw:line draw:style-name="gr3" draw:text-style-name="P2" draw:layer="layout" svg:x1="17.087cm" svg:y1="3.036cm" svg:x2="17.087cm" svg:y2="3.627cm">
          <text:p/>
        </draw:line>
        <draw:line draw:style-name="gr3" draw:text-style-name="P2" draw:layer="layout" svg:x1="17.088cm" svg:y1="3.332cm" svg:x2="18.138cm" svg:y2="3.332cm">
          <text:p/>
        </draw:line>
        <draw:ellipse draw:style-name="gr28" draw:text-style-name="P2" draw:layer="layout" svg:width="0.85cm" svg:height="0.9cm" svg:x="18.136cm" svg:y="2.886cm">
          <text:p/>
        </draw:ellipse>
        <draw:line draw:style-name="gr3" draw:text-style-name="P2" draw:layer="layout" svg:x1="19.009cm" svg:y1="3.332cm" svg:x2="19.709cm" svg:y2="3.332cm">
          <text:p/>
        </draw:line>
        <draw:rect draw:style-name="gr29" draw:text-style-name="P2" draw:layer="layout" svg:width="0.4cm" svg:height="1.25cm" svg:x="18.366cm" svg:y="2.786cm">
          <text:p/>
        </draw:rect>
        <draw:ellipse draw:style-name="gr28" draw:text-style-name="P2" draw:layer="layout" svg:width="0.85cm" svg:height="0.9cm" svg:x="18.137cm" svg:y="3.786cm">
          <text:p/>
        </draw:ellipse>
        <draw:line draw:style-name="gr3" draw:text-style-name="P2" draw:layer="layout" svg:x1="19.01cm" svg:y1="4.232cm" svg:x2="19.71cm" svg:y2="4.232cm">
          <text:p/>
        </draw:line>
        <draw:rect draw:style-name="gr29" draw:text-style-name="P2" draw:layer="layout" svg:width="0.4cm" svg:height="1.25cm" svg:x="18.367cm" svg:y="3.686cm">
          <text:p/>
        </draw:rect>
        <draw:line draw:style-name="gr3" draw:text-style-name="P2" draw:layer="layout" svg:x1="18.136cm" svg:y1="4.236cm" svg:x2="17.836cm" svg:y2="4.236cm">
          <text:p/>
        </draw:line>
        <draw:line draw:style-name="gr3" draw:text-style-name="P2" draw:layer="layout" svg:x1="17.836cm" svg:y1="3.316cm" svg:x2="17.836cm" svg:y2="4.236cm">
          <text:p/>
        </draw:line>
        <draw:rect draw:style-name="gr29" draw:text-style-name="P2" draw:layer="layout" svg:width="0.4cm" svg:height="1.25cm" svg:x="18.366cm" svg:y="4.587cm">
          <text:p/>
        </draw:rect>
        <draw:frame draw:style-name="gr30" draw:text-style-name="P12" draw:layer="layout" svg:width="0.938cm" svg:height="0.603cm" svg:x="15.348cm" svg:y="3.536cm">
          <draw:text-box>
            <text:p><text:span text:style-name="T7">M0</text:span></text:p>
          </draw:text-box>
        </draw:frame>
        <draw:frame draw:style-name="gr31" draw:text-style-name="P12" draw:layer="layout" svg:width="0.769cm" svg:height="0.603cm" svg:x="16.548cm" svg:y="3.537cm">
          <draw:text-box>
            <text:p><text:span text:style-name="T7">I0</text:span></text:p>
          </draw:text-box>
        </draw:frame>
        <draw:frame draw:style-name="gr32" draw:text-style-name="P13" draw:layer="layout" svg:width="0.98cm" svg:height="0.955cm" svg:x="18.186cm" svg:y="2.936cm">
          <draw:text-box>
            <text:p><text:span text:style-name="T8">Set</text:span></text:p>
            <text:p text:style-name="P2"><text:span text:style-name="T8">M1</text:span></text:p>
          </draw:text-box>
        </draw:frame>
        <draw:frame draw:style-name="gr33" draw:text-style-name="P14" draw:layer="layout" svg:width="1.35cm" svg:height="1.307cm" svg:x="17.986cm" svg:y="3.837cm">
          <draw:text-box>
            <text:p text:style-name="P2"><text:span text:style-name="T8">Reset</text:span></text:p>
            <text:p text:style-name="P2"><text:span text:style-name="T8">M0</text:span></text:p>
          </draw:text-box>
        </draw:frame>
        <draw:line draw:style-name="gr3" draw:text-style-name="P2" draw:layer="layout" svg:x1="15.132cm" svg:y1="5.132cm" svg:x2="15.681cm" svg:y2="5.132cm">
          <text:p/>
        </draw:line>
        <draw:line draw:style-name="gr3" draw:text-style-name="P2" draw:layer="layout" svg:x1="15.681cm" svg:y1="4.836cm" svg:x2="15.681cm" svg:y2="5.427cm">
          <text:p/>
        </draw:line>
        <draw:line draw:style-name="gr3" draw:text-style-name="P2" draw:layer="layout" svg:x1="15.91cm" svg:y1="4.836cm" svg:x2="15.91cm" svg:y2="5.427cm">
          <text:p/>
        </draw:line>
        <draw:line draw:style-name="gr3" draw:text-style-name="P2" draw:layer="layout" svg:x1="15.909cm" svg:y1="5.132cm" svg:x2="16.858cm" svg:y2="5.132cm">
          <text:p/>
        </draw:line>
        <draw:line draw:style-name="gr3" draw:text-style-name="P2" draw:layer="layout" svg:x1="16.858cm" svg:y1="4.836cm" svg:x2="16.858cm" svg:y2="5.427cm">
          <text:p/>
        </draw:line>
        <draw:line draw:style-name="gr3" draw:text-style-name="P2" draw:layer="layout" svg:x1="17.087cm" svg:y1="4.836cm" svg:x2="17.087cm" svg:y2="5.427cm">
          <text:p/>
        </draw:line>
        <draw:line draw:style-name="gr3" draw:text-style-name="P2" draw:layer="layout" svg:x1="17.088cm" svg:y1="5.132cm" svg:x2="18.138cm" svg:y2="5.132cm">
          <text:p/>
        </draw:line>
        <draw:ellipse draw:style-name="gr28" draw:text-style-name="P2" draw:layer="layout" svg:width="0.85cm" svg:height="0.9cm" svg:x="18.136cm" svg:y="4.686cm">
          <text:p/>
        </draw:ellipse>
        <draw:line draw:style-name="gr3" draw:text-style-name="P2" draw:layer="layout" svg:x1="19.009cm" svg:y1="5.132cm" svg:x2="19.709cm" svg:y2="5.132cm">
          <text:p/>
        </draw:line>
        <draw:rect draw:style-name="gr29" draw:text-style-name="P2" draw:layer="layout" svg:width="0.4cm" svg:height="1.25cm" svg:x="18.366cm" svg:y="4.586cm">
          <text:p/>
        </draw:rect>
        <draw:ellipse draw:style-name="gr28" draw:text-style-name="P2" draw:layer="layout" svg:width="0.85cm" svg:height="0.9cm" svg:x="18.137cm" svg:y="5.586cm">
          <text:p/>
        </draw:ellipse>
        <draw:line draw:style-name="gr3" draw:text-style-name="P2" draw:layer="layout" svg:x1="19.01cm" svg:y1="6.032cm" svg:x2="19.71cm" svg:y2="6.032cm">
          <text:p/>
        </draw:line>
        <draw:rect draw:style-name="gr29" draw:text-style-name="P2" draw:layer="layout" svg:width="0.4cm" svg:height="1.25cm" svg:x="18.367cm" svg:y="5.486cm">
          <text:p/>
        </draw:rect>
        <draw:line draw:style-name="gr3" draw:text-style-name="P2" draw:layer="layout" svg:x1="18.136cm" svg:y1="6.036cm" svg:x2="17.836cm" svg:y2="6.036cm">
          <text:p/>
        </draw:line>
        <draw:line draw:style-name="gr3" draw:text-style-name="P2" draw:layer="layout" svg:x1="17.836cm" svg:y1="5.116cm" svg:x2="17.836cm" svg:y2="6.036cm">
          <text:p/>
        </draw:line>
        <draw:frame draw:style-name="gr30" draw:text-style-name="P12" draw:layer="layout" svg:width="0.938cm" svg:height="0.603cm" svg:x="15.348cm" svg:y="5.336cm">
          <draw:text-box>
            <text:p><text:span text:style-name="T7">M1</text:span></text:p>
          </draw:text-box>
        </draw:frame>
        <draw:frame draw:style-name="gr31" draw:text-style-name="P12" draw:layer="layout" svg:width="0.769cm" svg:height="0.603cm" svg:x="16.548cm" svg:y="5.337cm">
          <draw:text-box>
            <text:p><text:span text:style-name="T7">I1</text:span></text:p>
          </draw:text-box>
        </draw:frame>
        <draw:frame draw:style-name="gr32" draw:text-style-name="P13" draw:layer="layout" svg:width="0.98cm" svg:height="0.955cm" svg:x="18.186cm" svg:y="4.736cm">
          <draw:text-box>
            <text:p><text:span text:style-name="T8">Set</text:span></text:p>
            <text:p text:style-name="P2"><text:span text:style-name="T8">M2</text:span></text:p>
          </draw:text-box>
        </draw:frame>
        <draw:frame draw:style-name="gr33" draw:text-style-name="P14" draw:layer="layout" svg:width="1.35cm" svg:height="1.307cm" svg:x="17.986cm" svg:y="5.637cm">
          <draw:text-box>
            <text:p text:style-name="P2"><text:span text:style-name="T8">Reset</text:span></text:p>
            <text:p text:style-name="P2"><text:span text:style-name="T8">M1</text:span></text:p>
          </draw:text-box>
        </draw:frame>
        <draw:line draw:style-name="gr3" draw:text-style-name="P2" draw:layer="layout" svg:x1="15.132cm" svg:y1="6.932cm" svg:x2="15.681cm" svg:y2="6.932cm">
          <text:p/>
        </draw:line>
        <draw:line draw:style-name="gr3" draw:text-style-name="P2" draw:layer="layout" svg:x1="15.681cm" svg:y1="6.636cm" svg:x2="15.681cm" svg:y2="7.227cm">
          <text:p/>
        </draw:line>
        <draw:line draw:style-name="gr3" draw:text-style-name="P2" draw:layer="layout" svg:x1="15.91cm" svg:y1="6.636cm" svg:x2="15.91cm" svg:y2="7.227cm">
          <text:p/>
        </draw:line>
        <draw:line draw:style-name="gr3" draw:text-style-name="P2" draw:layer="layout" svg:x1="15.909cm" svg:y1="6.932cm" svg:x2="16.858cm" svg:y2="6.932cm">
          <text:p/>
        </draw:line>
        <draw:line draw:style-name="gr3" draw:text-style-name="P2" draw:layer="layout" svg:x1="16.858cm" svg:y1="6.636cm" svg:x2="16.858cm" svg:y2="7.227cm">
          <text:p/>
        </draw:line>
        <draw:line draw:style-name="gr3" draw:text-style-name="P2" draw:layer="layout" svg:x1="17.087cm" svg:y1="6.636cm" svg:x2="17.087cm" svg:y2="7.227cm">
          <text:p/>
        </draw:line>
        <draw:line draw:style-name="gr3" draw:text-style-name="P2" draw:layer="layout" svg:x1="17.088cm" svg:y1="6.932cm" svg:x2="18.138cm" svg:y2="6.932cm">
          <text:p/>
        </draw:line>
        <draw:ellipse draw:style-name="gr28" draw:text-style-name="P2" draw:layer="layout" svg:width="0.85cm" svg:height="0.9cm" svg:x="18.136cm" svg:y="6.486cm">
          <text:p/>
        </draw:ellipse>
        <draw:line draw:style-name="gr3" draw:text-style-name="P2" draw:layer="layout" svg:x1="19.009cm" svg:y1="6.932cm" svg:x2="19.709cm" svg:y2="6.932cm">
          <text:p/>
        </draw:line>
        <draw:rect draw:style-name="gr29" draw:text-style-name="P2" draw:layer="layout" svg:width="0.4cm" svg:height="1.25cm" svg:x="18.366cm" svg:y="6.386cm">
          <text:p/>
        </draw:rect>
        <draw:ellipse draw:style-name="gr28" draw:text-style-name="P2" draw:layer="layout" svg:width="0.85cm" svg:height="0.9cm" svg:x="18.137cm" svg:y="7.386cm">
          <text:p/>
        </draw:ellipse>
        <draw:line draw:style-name="gr3" draw:text-style-name="P2" draw:layer="layout" svg:x1="19.01cm" svg:y1="7.832cm" svg:x2="19.71cm" svg:y2="7.832cm">
          <text:p/>
        </draw:line>
        <draw:rect draw:style-name="gr29" draw:text-style-name="P2" draw:layer="layout" svg:width="0.4cm" svg:height="1.25cm" svg:x="18.367cm" svg:y="7.286cm">
          <text:p/>
        </draw:rect>
        <draw:line draw:style-name="gr3" draw:text-style-name="P2" draw:layer="layout" svg:x1="18.136cm" svg:y1="7.836cm" svg:x2="17.836cm" svg:y2="7.836cm">
          <text:p/>
        </draw:line>
        <draw:line draw:style-name="gr3" draw:text-style-name="P2" draw:layer="layout" svg:x1="17.836cm" svg:y1="6.916cm" svg:x2="17.836cm" svg:y2="7.836cm">
          <text:p/>
        </draw:line>
        <draw:rect draw:style-name="gr29" draw:text-style-name="P2" draw:layer="layout" svg:width="0.4cm" svg:height="1.25cm" svg:x="18.366cm" svg:y="8.187cm">
          <text:p/>
        </draw:rect>
        <draw:frame draw:style-name="gr30" draw:text-style-name="P12" draw:layer="layout" svg:width="0.938cm" svg:height="0.603cm" svg:x="15.348cm" svg:y="7.136cm">
          <draw:text-box>
            <text:p><text:span text:style-name="T7">M2</text:span></text:p>
          </draw:text-box>
        </draw:frame>
        <draw:frame draw:style-name="gr31" draw:text-style-name="P12" draw:layer="layout" svg:width="0.769cm" svg:height="0.603cm" svg:x="16.548cm" svg:y="7.137cm">
          <draw:text-box>
            <text:p><text:span text:style-name="T7">I0</text:span></text:p>
          </draw:text-box>
        </draw:frame>
        <draw:frame draw:style-name="gr32" draw:text-style-name="P13" draw:layer="layout" svg:width="0.98cm" svg:height="0.955cm" svg:x="18.186cm" svg:y="6.536cm">
          <draw:text-box>
            <text:p><text:span text:style-name="T8">Set</text:span></text:p>
            <text:p text:style-name="P2"><text:span text:style-name="T8">M3</text:span></text:p>
          </draw:text-box>
        </draw:frame>
        <draw:frame draw:style-name="gr33" draw:text-style-name="P14" draw:layer="layout" svg:width="1.35cm" svg:height="1.307cm" svg:x="17.986cm" svg:y="7.437cm">
          <draw:text-box>
            <text:p text:style-name="P2"><text:span text:style-name="T8">Reset</text:span></text:p>
            <text:p text:style-name="P2"><text:span text:style-name="T8">M2</text:span></text:p>
          </draw:text-box>
        </draw:frame>
        <draw:line draw:style-name="gr3" draw:text-style-name="P2" draw:layer="layout" svg:x1="15.132cm" svg:y1="8.732cm" svg:x2="15.681cm" svg:y2="8.732cm">
          <text:p/>
        </draw:line>
        <draw:line draw:style-name="gr3" draw:text-style-name="P2" draw:layer="layout" svg:x1="15.681cm" svg:y1="8.436cm" svg:x2="15.681cm" svg:y2="9.027cm">
          <text:p/>
        </draw:line>
        <draw:line draw:style-name="gr3" draw:text-style-name="P2" draw:layer="layout" svg:x1="15.91cm" svg:y1="8.436cm" svg:x2="15.91cm" svg:y2="9.027cm">
          <text:p/>
        </draw:line>
        <draw:line draw:style-name="gr3" draw:text-style-name="P2" draw:layer="layout" svg:x1="15.909cm" svg:y1="8.732cm" svg:x2="16.858cm" svg:y2="8.732cm">
          <text:p/>
        </draw:line>
        <draw:line draw:style-name="gr3" draw:text-style-name="P2" draw:layer="layout" svg:x1="16.858cm" svg:y1="8.436cm" svg:x2="16.858cm" svg:y2="9.027cm">
          <text:p/>
        </draw:line>
        <draw:line draw:style-name="gr3" draw:text-style-name="P2" draw:layer="layout" svg:x1="17.087cm" svg:y1="8.436cm" svg:x2="17.087cm" svg:y2="9.027cm">
          <text:p/>
        </draw:line>
        <draw:line draw:style-name="gr3" draw:text-style-name="P2" draw:layer="layout" svg:x1="17.088cm" svg:y1="8.732cm" svg:x2="18.138cm" svg:y2="8.732cm">
          <text:p/>
        </draw:line>
        <draw:ellipse draw:style-name="gr28" draw:text-style-name="P2" draw:layer="layout" svg:width="0.85cm" svg:height="0.9cm" svg:x="18.136cm" svg:y="8.286cm">
          <text:p/>
        </draw:ellipse>
        <draw:line draw:style-name="gr3" draw:text-style-name="P2" draw:layer="layout" svg:x1="19.009cm" svg:y1="8.732cm" svg:x2="19.709cm" svg:y2="8.732cm">
          <text:p/>
        </draw:line>
        <draw:rect draw:style-name="gr29" draw:text-style-name="P2" draw:layer="layout" svg:width="0.4cm" svg:height="1.25cm" svg:x="18.366cm" svg:y="8.186cm">
          <text:p/>
        </draw:rect>
        <draw:ellipse draw:style-name="gr28" draw:text-style-name="P2" draw:layer="layout" svg:width="0.85cm" svg:height="0.9cm" svg:x="18.137cm" svg:y="9.186cm">
          <text:p/>
        </draw:ellipse>
        <draw:line draw:style-name="gr3" draw:text-style-name="P2" draw:layer="layout" svg:x1="19.01cm" svg:y1="9.632cm" svg:x2="19.71cm" svg:y2="9.632cm">
          <text:p/>
        </draw:line>
        <draw:rect draw:style-name="gr29" draw:text-style-name="P2" draw:layer="layout" svg:width="0.4cm" svg:height="1.25cm" svg:x="18.367cm" svg:y="9.086cm">
          <text:p/>
        </draw:rect>
        <draw:line draw:style-name="gr3" draw:text-style-name="P2" draw:layer="layout" svg:x1="18.136cm" svg:y1="9.636cm" svg:x2="17.836cm" svg:y2="9.636cm">
          <text:p/>
        </draw:line>
        <draw:line draw:style-name="gr3" draw:text-style-name="P2" draw:layer="layout" svg:x1="17.836cm" svg:y1="8.716cm" svg:x2="17.836cm" svg:y2="9.636cm">
          <text:p/>
        </draw:line>
        <draw:frame draw:style-name="gr30" draw:text-style-name="P12" draw:layer="layout" svg:width="0.938cm" svg:height="0.603cm" svg:x="15.348cm" svg:y="8.936cm">
          <draw:text-box>
            <text:p><text:span text:style-name="T7">M2</text:span></text:p>
          </draw:text-box>
        </draw:frame>
        <draw:frame draw:style-name="gr31" draw:text-style-name="P12" draw:layer="layout" svg:width="0.769cm" svg:height="0.603cm" svg:x="16.548cm" svg:y="8.937cm">
          <draw:text-box>
            <text:p><text:span text:style-name="T7">I2</text:span></text:p>
          </draw:text-box>
        </draw:frame>
        <draw:frame draw:style-name="gr32" draw:text-style-name="P13" draw:layer="layout" svg:width="0.98cm" svg:height="0.955cm" svg:x="18.186cm" svg:y="8.336cm">
          <draw:text-box>
            <text:p><text:span text:style-name="T8">Set</text:span></text:p>
            <text:p text:style-name="P2"><text:span text:style-name="T8">M6</text:span></text:p>
          </draw:text-box>
        </draw:frame>
        <draw:frame draw:style-name="gr33" draw:text-style-name="P14" draw:layer="layout" svg:width="1.35cm" svg:height="1.307cm" svg:x="17.986cm" svg:y="9.237cm">
          <draw:text-box>
            <text:p text:style-name="P2"><text:span text:style-name="T8">Reset</text:span></text:p>
            <text:p text:style-name="P2"><text:span text:style-name="T8">M2</text:span></text:p>
          </draw:text-box>
        </draw:frame>
        <draw:line draw:style-name="gr3" draw:text-style-name="P2" draw:layer="layout" svg:x1="15.132cm" svg:y1="10.532cm" svg:x2="15.681cm" svg:y2="10.532cm">
          <text:p/>
        </draw:line>
        <draw:line draw:style-name="gr3" draw:text-style-name="P2" draw:layer="layout" svg:x1="15.681cm" svg:y1="10.236cm" svg:x2="15.681cm" svg:y2="10.827cm">
          <text:p/>
        </draw:line>
        <draw:line draw:style-name="gr3" draw:text-style-name="P2" draw:layer="layout" svg:x1="15.91cm" svg:y1="10.236cm" svg:x2="15.91cm" svg:y2="10.827cm">
          <text:p/>
        </draw:line>
        <draw:line draw:style-name="gr3" draw:text-style-name="P2" draw:layer="layout" svg:x1="15.909cm" svg:y1="10.532cm" svg:x2="16.858cm" svg:y2="10.532cm">
          <text:p/>
        </draw:line>
        <draw:line draw:style-name="gr3" draw:text-style-name="P2" draw:layer="layout" svg:x1="16.858cm" svg:y1="10.236cm" svg:x2="16.858cm" svg:y2="10.827cm">
          <text:p/>
        </draw:line>
        <draw:line draw:style-name="gr3" draw:text-style-name="P2" draw:layer="layout" svg:x1="17.087cm" svg:y1="10.236cm" svg:x2="17.087cm" svg:y2="10.827cm">
          <text:p/>
        </draw:line>
        <draw:line draw:style-name="gr3" draw:text-style-name="P2" draw:layer="layout" svg:x1="17.088cm" svg:y1="10.532cm" svg:x2="18.138cm" svg:y2="10.532cm">
          <text:p/>
        </draw:line>
        <draw:ellipse draw:style-name="gr28" draw:text-style-name="P2" draw:layer="layout" svg:width="0.85cm" svg:height="0.9cm" svg:x="18.136cm" svg:y="10.086cm">
          <text:p/>
        </draw:ellipse>
        <draw:line draw:style-name="gr3" draw:text-style-name="P2" draw:layer="layout" svg:x1="19.009cm" svg:y1="10.532cm" svg:x2="19.709cm" svg:y2="10.532cm">
          <text:p/>
        </draw:line>
        <draw:rect draw:style-name="gr29" draw:text-style-name="P2" draw:layer="layout" svg:width="0.4cm" svg:height="1.25cm" svg:x="18.366cm" svg:y="9.986cm">
          <text:p/>
        </draw:rect>
        <draw:ellipse draw:style-name="gr28" draw:text-style-name="P2" draw:layer="layout" svg:width="0.85cm" svg:height="0.9cm" svg:x="18.137cm" svg:y="10.986cm">
          <text:p/>
        </draw:ellipse>
        <draw:line draw:style-name="gr3" draw:text-style-name="P2" draw:layer="layout" svg:x1="19.01cm" svg:y1="11.432cm" svg:x2="19.71cm" svg:y2="11.432cm">
          <text:p/>
        </draw:line>
        <draw:rect draw:style-name="gr29" draw:text-style-name="P2" draw:layer="layout" svg:width="0.4cm" svg:height="1.25cm" svg:x="18.367cm" svg:y="10.886cm">
          <text:p/>
        </draw:rect>
        <draw:line draw:style-name="gr3" draw:text-style-name="P2" draw:layer="layout" svg:x1="18.136cm" svg:y1="11.436cm" svg:x2="17.836cm" svg:y2="11.436cm">
          <text:p/>
        </draw:line>
        <draw:line draw:style-name="gr3" draw:text-style-name="P2" draw:layer="layout" svg:x1="17.836cm" svg:y1="10.516cm" svg:x2="17.836cm" svg:y2="11.436cm">
          <text:p/>
        </draw:line>
        <draw:frame draw:style-name="gr30" draw:text-style-name="P12" draw:layer="layout" svg:width="0.938cm" svg:height="0.603cm" svg:x="15.348cm" svg:y="10.736cm">
          <draw:text-box>
            <text:p><text:span text:style-name="T7">M3</text:span></text:p>
          </draw:text-box>
        </draw:frame>
        <draw:frame draw:style-name="gr31" draw:text-style-name="P12" draw:layer="layout" svg:width="0.769cm" svg:height="0.603cm" svg:x="16.548cm" svg:y="10.737cm">
          <draw:text-box>
            <text:p><text:span text:style-name="T7">I3</text:span></text:p>
          </draw:text-box>
        </draw:frame>
        <draw:frame draw:style-name="gr32" draw:text-style-name="P13" draw:layer="layout" svg:width="0.98cm" svg:height="0.955cm" svg:x="18.186cm" svg:y="10.136cm">
          <draw:text-box>
            <text:p><text:span text:style-name="T8">Set</text:span></text:p>
            <text:p text:style-name="P2"><text:span text:style-name="T8">M4</text:span></text:p>
          </draw:text-box>
        </draw:frame>
        <draw:frame draw:style-name="gr33" draw:text-style-name="P14" draw:layer="layout" svg:width="1.35cm" svg:height="1.307cm" svg:x="17.986cm" svg:y="11.037cm">
          <draw:text-box>
            <text:p text:style-name="P2"><text:span text:style-name="T8">Reset</text:span></text:p>
            <text:p text:style-name="P2"><text:span text:style-name="T8">M3</text:span></text:p>
          </draw:text-box>
        </draw:frame>
        <draw:frame draw:style-name="gr34" draw:text-style-name="P15" draw:layer="layout" svg:width="2.14cm" svg:height="0.687cm" svg:x="16cm" svg:y="18.163cm">
          <draw:text-box>
            <text:p text:style-name="P1"><text:span text:style-name="T9">SALIDAS</text:span></text:p>
          </draw:text-box>
        </draw:frame>
        <draw:line draw:style-name="gr3" draw:text-style-name="P2" draw:layer="layout" svg:x1="15.134cm" svg:y1="19.233cm" svg:x2="15.683cm" svg:y2="19.233cm">
          <text:p/>
        </draw:line>
        <draw:line draw:style-name="gr3" draw:text-style-name="P2" draw:layer="layout" svg:x1="15.683cm" svg:y1="18.937cm" svg:x2="15.683cm" svg:y2="19.528cm">
          <text:p/>
        </draw:line>
        <draw:line draw:style-name="gr3" draw:text-style-name="P2" draw:layer="layout" svg:x1="15.912cm" svg:y1="18.937cm" svg:x2="15.912cm" svg:y2="19.528cm">
          <text:p/>
        </draw:line>
        <draw:line draw:style-name="gr3" draw:text-style-name="P2" draw:layer="layout" svg:x1="15.914cm" svg:y1="19.234cm" svg:x2="18.134cm" svg:y2="19.234cm">
          <text:p/>
        </draw:line>
        <draw:ellipse draw:style-name="gr28" draw:text-style-name="P2" draw:layer="layout" svg:width="0.85cm" svg:height="0.9cm" svg:x="18.138cm" svg:y="18.787cm">
          <text:p/>
        </draw:ellipse>
        <draw:line draw:style-name="gr3" draw:text-style-name="P2" draw:layer="layout" svg:x1="19.011cm" svg:y1="19.233cm" svg:x2="19.711cm" svg:y2="19.233cm">
          <text:p/>
        </draw:line>
        <draw:rect draw:style-name="gr29" draw:text-style-name="P2" draw:layer="layout" svg:width="0.4cm" svg:height="1.25cm" svg:x="18.367cm" svg:y="18.587cm">
          <text:p/>
        </draw:rect>
        <draw:frame draw:style-name="gr32" draw:text-style-name="P13" draw:layer="layout" svg:width="0.98cm" svg:height="0.955cm" svg:x="18.088cm" svg:y="18.938cm">
          <draw:text-box>
            <text:p><text:span text:style-name="T8">QO</text:span></text:p>
          </draw:text-box>
        </draw:frame>
        <draw:frame draw:style-name="gr30" draw:text-style-name="P12" draw:layer="layout" svg:width="0.938cm" svg:height="0.603cm" svg:x="15.356cm" svg:y="19.491cm">
          <draw:text-box>
            <text:p><text:span text:style-name="T7">M1</text:span></text:p>
          </draw:text-box>
        </draw:frame>
        <draw:line draw:style-name="gr3" draw:text-style-name="P2" draw:layer="layout" svg:x1="15.134cm" svg:y1="20.334cm" svg:x2="15.683cm" svg:y2="20.334cm">
          <text:p/>
        </draw:line>
        <draw:line draw:style-name="gr3" draw:text-style-name="P2" draw:layer="layout" svg:x1="15.683cm" svg:y1="20.038cm" svg:x2="15.683cm" svg:y2="20.629cm">
          <text:p/>
        </draw:line>
        <draw:line draw:style-name="gr3" draw:text-style-name="P2" draw:layer="layout" svg:x1="15.912cm" svg:y1="20.038cm" svg:x2="15.912cm" svg:y2="20.629cm">
          <text:p/>
        </draw:line>
        <draw:frame draw:style-name="gr30" draw:text-style-name="P12" draw:layer="layout" svg:width="0.938cm" svg:height="0.603cm" svg:x="15.356cm" svg:y="20.592cm">
          <draw:text-box>
            <text:p><text:span text:style-name="T7">M3</text:span></text:p>
          </draw:text-box>
        </draw:frame>
        <draw:line draw:style-name="gr3" draw:text-style-name="P2" draw:layer="layout" svg:x1="15.935cm" svg:y1="20.334cm" svg:x2="16.484cm" svg:y2="20.334cm">
          <text:p/>
        </draw:line>
        <draw:line draw:style-name="gr3" draw:text-style-name="P2" draw:layer="layout" svg:x1="16.463cm" svg:y1="20.343cm" svg:x2="16.463cm" svg:y2="19.243cm">
          <text:p/>
        </draw:line>
        <draw:rect draw:style-name="gr35" draw:text-style-name="P11" draw:layer="layout" svg:width="1.044cm" svg:height="0.939cm" svg:x="3.8cm" svg:y="11.803cm">
          <text:p text:style-name="P10"><text:span text:style-name="T6">PISO 2</text:span></text:p>
        </draw:rect>
        <draw:g>
          <draw:line draw:style-name="gr36" draw:text-style-name="P5" draw:layer="layout" svg:x1="4.891cm" svg:y1="6.628cm" svg:x2="5.229cm" svg:y2="6.628cm">
            <text:p/>
          </draw:line>
        </draw:g>
        <draw:rect draw:style-name="gr37" draw:text-style-name="P11" draw:layer="layout" svg:width="1.292cm" svg:height="0.948cm" svg:x="5.252cm" svg:y="6.158cm">
          <text:p text:style-name="P10"><text:span text:style-name="T6">ARRIBA</text:span></text:p>
        </draw:rect>
        <draw:g>
          <draw:line draw:style-name="gr38" draw:text-style-name="P5" draw:layer="layout" svg:x1="4.892cm" svg:y1="10.428cm" svg:x2="5.23cm" svg:y2="10.428cm">
            <text:p/>
          </draw:line>
        </draw:g>
        <draw:rect draw:style-name="gr39" draw:text-style-name="P7" draw:layer="layout" svg:width="1.292cm" svg:height="0.792cm" svg:x="5.253cm" svg:y="10.058cm">
          <text:p text:style-name="P6"><text:span text:style-name="T4">ARRIBA</text:span></text:p>
        </draw:rect>
        <draw:rect draw:style-name="gr40" draw:text-style-name="P11" draw:layer="layout" svg:width="1.028cm" svg:height="0.938cm" svg:x="6.85cm" svg:y="9.967cm">
          <text:p text:style-name="P10"><text:span text:style-name="T6">Estado</text:span></text:p>
          <text:p text:style-name="P10"><text:span text:style-name="T6">C</text:span></text:p>
        </draw:rect>
        <draw:g>
          <draw:line draw:style-name="gr41" draw:text-style-name="P5" draw:layer="layout" svg:x1="7.908cm" svg:y1="10.43cm" svg:x2="8.158cm" svg:y2="10.43cm">
            <text:p/>
          </draw:line>
        </draw:g>
        <draw:rect draw:style-name="gr42" draw:text-style-name="P7" draw:layer="layout" svg:width="1.075cm" svg:height="0.79cm" svg:x="8.175cm" svg:y="10.06cm">
          <text:p text:style-name="P6"><text:span text:style-name="T4">ABAJO</text:span></text:p>
        </draw:rect>
        <draw:line draw:style-name="gr3" draw:text-style-name="P2" draw:layer="layout" svg:x1="7.45cm" svg:y1="10.9cm" svg:x2="7.45cm" svg:y2="13.7cm">
          <text:p/>
        </draw:line>
        <draw:line draw:style-name="gr43" draw:text-style-name="P2" draw:layer="layout" svg:x1="7.35cm" svg:y1="8cm" svg:x2="4.231cm" svg:y2="8cm">
          <text:p/>
        </draw:line>
        <draw:line draw:style-name="gr3" draw:text-style-name="P2" draw:layer="layout" svg:x1="7.45cm" svg:y1="8cm" svg:x2="7.45cm" svg:y2="9.9cm">
          <text:p/>
        </draw:line>
        <draw:line draw:style-name="gr3" draw:text-style-name="P2" draw:layer="layout" svg:x1="3.8cm" svg:y1="8.5cm" svg:x2="1.6cm" svg:y2="8.5cm">
          <text:p/>
        </draw:line>
        <draw:line draw:style-name="gr3" draw:text-style-name="P2" draw:layer="layout" svg:x1="3.3cm" svg:y1="8.25cm" svg:x2="3.3cm" svg:y2="8.75cm">
          <text:p/>
        </draw:line>
        <draw:rect draw:style-name="gr44" draw:text-style-name="P11" draw:layer="layout" svg:width="1.028cm" svg:height="0.938cm" svg:x="1.1cm" svg:y="6.15cm">
          <text:p text:style-name="P10"><text:span text:style-name="T6">Estado</text:span></text:p>
          <text:p text:style-name="P10"><text:span text:style-name="T6">D</text:span></text:p>
        </draw:rect>
        <draw:g>
          <draw:line draw:style-name="gr45" draw:text-style-name="P5" draw:layer="layout" svg:x1="2.158cm" svg:y1="6.613cm" svg:x2="2.408cm" svg:y2="6.613cm">
            <text:p/>
          </draw:line>
        </draw:g>
        <draw:rect draw:style-name="gr46" draw:text-style-name="P7" draw:layer="layout" svg:width="1.175cm" svg:height="0.79cm" svg:x="2.425cm" svg:y="6.243cm">
          <text:p text:style-name="P6"><text:span text:style-name="T4">ABAJO</text:span></text:p>
        </draw:rect>
        <draw:g>
          <draw:line draw:style-name="gr47" draw:text-style-name="P5" draw:layer="layout" svg:x1="1.573cm" svg:y1="5cm" svg:x2="1.573cm" svg:y2="6.1cm">
            <text:p/>
          </draw:line>
          <draw:line draw:style-name="gr48" draw:text-style-name="P5" draw:layer="layout" svg:x1="1.35cm" svg:y1="5.55cm" svg:x2="1.797cm" svg:y2="5.55cm">
            <text:p/>
          </draw:line>
          <draw:frame draw:style-name="gr49" draw:text-style-name="P9" draw:layer="layout" svg:width="1.534cm" svg:height="0.704cm" svg:x="1.797cm" svg:y="5.174cm">
            <draw:text-box>
              <text:p text:style-name="P8"><text:span text:style-name="T5">FC1</text:span></text:p>
            </draw:text-box>
          </draw:frame>
        </draw:g>
        <draw:line draw:style-name="gr43" draw:text-style-name="P2" draw:layer="layout" svg:x1="1.6cm" svg:y1="5cm" svg:x2="3.9cm" svg:y2="5cm">
          <text:p/>
        </draw:line>
        <draw:line draw:style-name="gr3" draw:text-style-name="P2" draw:layer="layout" svg:x1="1.6cm" svg:y1="7.1cm" svg:x2="1.6cm" svg:y2="8.58cm">
          <text:p/>
        </draw:line>
        <draw:g>
          <draw:glue-point draw:id="4" svg:x="-2.666cm" svg:y="5.002cm"/>
          <draw:g>
            <draw:glue-point draw:id="4" svg:x="0cm" svg:y="5.002cm"/>
            <draw:line draw:style-name="gr50" draw:text-style-name="P5" draw:layer="layout" svg:x1="10.972cm" svg:y1="5.257cm" svg:x2="10.972cm" svg:y2="6.123cm">
              <text:p/>
            </draw:line>
            <draw:line draw:style-name="gr51" draw:text-style-name="P5" draw:layer="layout" svg:x1="10.76cm" svg:y1="5.689cm" svg:x2="11.186cm" svg:y2="5.689cm">
              <text:p/>
            </draw:line>
            <draw:g>
              <draw:rect draw:style-name="gr52" draw:text-style-name="P5" draw:layer="layout" svg:width="0.852cm" svg:height="0.866cm" svg:x="10.547cm" svg:y="4.392cm">
                <text:p/>
              </draw:rect>
              <draw:rect draw:style-name="gr53" draw:text-style-name="P7" draw:layer="layout" svg:width="0.685cm" svg:height="0.72cm" svg:x="10.631cm" svg:y="4.466cm">
                <text:p text:style-name="P6"><text:span text:style-name="T4">M0</text:span></text:p>
              </draw:rect>
            </draw:g>
          </draw:g>
          <draw:frame draw:style-name="gr54" draw:text-style-name="P9" draw:layer="layout" svg:width="1.479cm" svg:height="0.739cm" svg:x="11.187cm" svg:y="5.409cm">
            <draw:text-box>
              <text:p text:style-name="P8"><text:span text:style-name="T5">I0</text:span></text:p>
            </draw:text-box>
          </draw:frame>
        </draw:g>
        <draw:rect draw:style-name="gr55" draw:text-style-name="P11" draw:layer="layout" svg:width="1.044cm" svg:height="0.938cm" svg:x="10.399cm" svg:y="6.109cm">
          <text:p text:style-name="P10"><text:span text:style-name="T6">M1</text:span></text:p>
        </draw:rect>
        <draw:g>
          <draw:line draw:style-name="gr56" draw:text-style-name="P5" draw:layer="layout" svg:x1="10.906cm" svg:y1="7.047cm" svg:x2="10.906cm" svg:y2="7.985cm">
            <text:p/>
          </draw:line>
          <draw:line draw:style-name="gr57" draw:text-style-name="P5" draw:layer="layout" svg:x1="10.713cm" svg:y1="7.516cm" svg:x2="11.1cm" svg:y2="7.516cm">
            <text:p/>
          </draw:line>
          <draw:frame draw:style-name="gr58" draw:text-style-name="P9" draw:layer="layout" svg:width="1.097cm" svg:height="0.64cm" svg:x="11.099cm" svg:y="7.196cm">
            <draw:text-box>
              <text:p text:style-name="P8"><text:span text:style-name="T5">I1</text:span></text:p>
            </draw:text-box>
          </draw:frame>
        </draw:g>
        <draw:rect draw:style-name="gr59" draw:text-style-name="P11" draw:layer="layout" svg:width="1.044cm" svg:height="0.939cm" svg:x="10.399cm" svg:y="8.003cm">
          <text:p text:style-name="P10"><text:span text:style-name="T6">M2</text:span></text:p>
        </draw:rect>
        <draw:g>
          <draw:line draw:style-name="gr60" draw:text-style-name="P5" draw:layer="layout" svg:x1="10.906cm" svg:y1="8.942cm" svg:x2="10.906cm" svg:y2="9.88cm">
            <text:p/>
          </draw:line>
          <draw:line draw:style-name="gr61" draw:text-style-name="P5" draw:layer="layout" svg:x1="10.713cm" svg:y1="9.411cm" svg:x2="11.1cm" svg:y2="9.411cm">
            <text:p/>
          </draw:line>
          <draw:frame draw:style-name="gr62" draw:text-style-name="P9" draw:layer="layout" svg:width="1.478cm" svg:height="0.64cm" svg:x="11.099cm" svg:y="9.09cm">
            <draw:text-box>
              <text:p text:style-name="P8"><text:span text:style-name="T5">I0</text:span></text:p>
            </draw:text-box>
          </draw:frame>
        </draw:g>
        <draw:rect draw:style-name="gr63" draw:text-style-name="P11" draw:layer="layout" svg:width="1.044cm" svg:height="0.938cm" svg:x="10.399cm" svg:y="9.857cm">
          <text:p text:style-name="P10"><text:span text:style-name="T6">M3</text:span></text:p>
        </draw:rect>
        <draw:g>
          <draw:line draw:style-name="gr64" draw:text-style-name="P5" draw:layer="layout" svg:x1="10.906cm" svg:y1="10.795cm" svg:x2="10.906cm" svg:y2="11.733cm">
            <text:p/>
          </draw:line>
          <draw:line draw:style-name="gr65" draw:text-style-name="P5" draw:layer="layout" svg:x1="10.713cm" svg:y1="11.264cm" svg:x2="11.1cm" svg:y2="11.264cm">
            <text:p/>
          </draw:line>
          <draw:frame draw:style-name="gr66" draw:text-style-name="P9" draw:layer="layout" svg:width="1.097cm" svg:height="0.64cm" svg:x="11.099cm" svg:y="10.943cm">
            <draw:text-box>
              <text:p text:style-name="P8"><text:span text:style-name="T5">I3</text:span></text:p>
            </draw:text-box>
          </draw:frame>
        </draw:g>
        <draw:g>
          <draw:line draw:style-name="gr67" draw:text-style-name="P5" draw:layer="layout" svg:x1="10.932cm" svg:y1="12.635cm" svg:x2="10.932cm" svg:y2="13.635cm">
            <text:p/>
          </draw:line>
          <draw:line draw:style-name="gr68" draw:text-style-name="P5" draw:layer="layout" svg:x1="10.709cm" svg:y1="13.135cm" svg:x2="11.156cm" svg:y2="13.135cm">
            <text:p/>
          </draw:line>
          <draw:frame draw:style-name="gr69" draw:text-style-name="P9" draw:layer="layout" svg:width="1.534cm" svg:height="0.64cm" svg:x="11.156cm" svg:y="12.793cm">
            <draw:text-box>
              <text:p text:style-name="P8"><text:span text:style-name="T5">I2</text:span></text:p>
            </draw:text-box>
          </draw:frame>
        </draw:g>
        <draw:line draw:style-name="gr3" draw:text-style-name="P2" draw:layer="layout" svg:x1="13.463cm" svg:y1="13.612cm" svg:x2="10.903cm" svg:y2="13.612cm">
          <text:p/>
        </draw:line>
        <draw:rect draw:style-name="gr70" draw:text-style-name="P11" draw:layer="layout" svg:width="1.044cm" svg:height="0.939cm" svg:x="10.392cm" svg:y="11.695cm">
          <text:p text:style-name="P10"><text:span text:style-name="T6">M4</text:span></text:p>
        </draw:rect>
        <draw:g>
          <draw:line draw:style-name="gr71" draw:text-style-name="P5" draw:layer="layout" svg:x1="11.483cm" svg:y1="6.52cm" svg:x2="11.821cm" svg:y2="6.52cm">
            <text:p/>
          </draw:line>
        </draw:g>
        <draw:rect draw:style-name="gr72" draw:text-style-name="P11" draw:layer="layout" svg:width="0.806cm" svg:height="0.948cm" svg:x="11.844cm" svg:y="6.05cm">
          <text:p text:style-name="P10"><text:span text:style-name="T6">Q0</text:span></text:p>
        </draw:rect>
        <draw:g>
          <draw:line draw:style-name="gr73" draw:text-style-name="P5" draw:layer="layout" svg:x1="11.484cm" svg:y1="10.32cm" svg:x2="11.822cm" svg:y2="10.32cm">
            <text:p/>
          </draw:line>
        </draw:g>
        <draw:rect draw:style-name="gr74" draw:text-style-name="P7" draw:layer="layout" svg:width="0.805cm" svg:height="0.792cm" svg:x="11.845cm" svg:y="9.95cm">
          <text:p text:style-name="P6"><text:span text:style-name="T4">Q0</text:span></text:p>
        </draw:rect>
        <draw:rect draw:style-name="gr75" draw:text-style-name="P11" draw:layer="layout" svg:width="0.75cm" svg:height="0.938cm" svg:x="13.05cm" svg:y="9.859cm">
          <text:p text:style-name="P10"><text:span text:style-name="T6">M5</text:span></text:p>
        </draw:rect>
        <draw:g>
          <draw:line draw:style-name="gr76" draw:text-style-name="P5" draw:layer="layout" svg:x1="13.9cm" svg:y1="10.322cm" svg:x2="14.15cm" svg:y2="10.322cm">
            <text:p/>
          </draw:line>
        </draw:g>
        <draw:rect draw:style-name="gr77" draw:text-style-name="P7" draw:layer="layout" svg:width="0.633cm" svg:height="0.79cm" svg:x="14.167cm" svg:y="9.952cm">
          <text:p text:style-name="P6"><text:span text:style-name="T4">Q1</text:span></text:p>
        </draw:rect>
        <draw:line draw:style-name="gr3" draw:text-style-name="P2" draw:layer="layout" svg:x1="13.442cm" svg:y1="10.792cm" svg:x2="13.442cm" svg:y2="13.592cm">
          <text:p/>
        </draw:line>
        <draw:line draw:style-name="gr43" draw:text-style-name="P2" draw:layer="layout" svg:x1="13.44cm" svg:y1="7.89cm" svg:x2="10.82cm" svg:y2="7.89cm">
          <text:p/>
        </draw:line>
        <draw:line draw:style-name="gr3" draw:text-style-name="P2" draw:layer="layout" svg:x1="13.442cm" svg:y1="7.892cm" svg:x2="13.442cm" svg:y2="9.792cm">
          <text:p/>
        </draw:line>
        <draw:line draw:style-name="gr3" draw:text-style-name="P2" draw:layer="layout" svg:x1="10.392cm" svg:y1="8.492cm" svg:x2="8.492cm" svg:y2="8.492cm">
          <text:p/>
        </draw:line>
        <draw:line draw:style-name="gr3" draw:text-style-name="P2" draw:layer="layout" svg:x1="9.792cm" svg:y1="8.142cm" svg:x2="9.792cm" svg:y2="8.642cm">
          <text:p/>
        </draw:line>
        <draw:rect draw:style-name="gr78" draw:text-style-name="P11" draw:layer="layout" svg:width="0.72cm" svg:height="0.938cm" svg:x="8.1cm" svg:y="6.042cm">
          <text:p text:style-name="P10"><text:span text:style-name="T6">M6</text:span></text:p>
        </draw:rect>
        <draw:g>
          <draw:line draw:style-name="gr79" draw:text-style-name="P5" draw:layer="layout" svg:x1="8.85cm" svg:y1="6.505cm" svg:x2="9.023cm" svg:y2="6.505cm">
            <text:p/>
          </draw:line>
        </draw:g>
        <draw:rect draw:style-name="gr80" draw:text-style-name="P7" draw:layer="layout" svg:width="0.815cm" svg:height="0.79cm" svg:x="9.035cm" svg:y="6.135cm">
          <text:p text:style-name="P6"><text:span text:style-name="T4">Q1</text:span></text:p>
        </draw:rect>
        <draw:g>
          <draw:line draw:style-name="gr81" draw:text-style-name="P5" draw:layer="layout" svg:x1="8.465cm" svg:y1="4.892cm" svg:x2="8.465cm" svg:y2="5.992cm">
            <text:p/>
          </draw:line>
          <draw:line draw:style-name="gr82" draw:text-style-name="P5" draw:layer="layout" svg:x1="8.242cm" svg:y1="5.442cm" svg:x2="8.689cm" svg:y2="5.442cm">
            <text:p/>
          </draw:line>
          <draw:frame draw:style-name="gr83" draw:text-style-name="P9" draw:layer="layout" svg:width="1.534cm" svg:height="0.704cm" svg:x="8.689cm" svg:y="5.066cm">
            <draw:text-box>
              <text:p text:style-name="P8"><text:span text:style-name="T5">I4</text:span></text:p>
            </draw:text-box>
          </draw:frame>
        </draw:g>
        <draw:line draw:style-name="gr43" draw:text-style-name="P2" draw:layer="layout" svg:x1="8.492cm" svg:y1="4.892cm" svg:x2="10.492cm" svg:y2="4.892cm">
          <text:p/>
        </draw:line>
        <draw:line draw:style-name="gr3" draw:text-style-name="P2" draw:layer="layout" svg:x1="8.492cm" svg:y1="6.992cm" svg:x2="8.492cm" svg:y2="8.472cm">
          <text:p/>
        </draw:line>
        <draw:line draw:style-name="gr3" draw:text-style-name="P2" draw:layer="layout" svg:x1="15.135cm" svg:y1="21.533cm" svg:x2="15.684cm" svg:y2="21.533cm">
          <text:p/>
        </draw:line>
        <draw:line draw:style-name="gr3" draw:text-style-name="P2" draw:layer="layout" svg:x1="15.684cm" svg:y1="21.237cm" svg:x2="15.684cm" svg:y2="21.828cm">
          <text:p/>
        </draw:line>
        <draw:line draw:style-name="gr3" draw:text-style-name="P2" draw:layer="layout" svg:x1="15.913cm" svg:y1="21.237cm" svg:x2="15.913cm" svg:y2="21.828cm">
          <text:p/>
        </draw:line>
        <draw:line draw:style-name="gr3" draw:text-style-name="P2" draw:layer="layout" svg:x1="15.915cm" svg:y1="21.534cm" svg:x2="18.135cm" svg:y2="21.534cm">
          <text:p/>
        </draw:line>
        <draw:ellipse draw:style-name="gr28" draw:text-style-name="P2" draw:layer="layout" svg:width="0.85cm" svg:height="0.9cm" svg:x="18.139cm" svg:y="21.087cm">
          <text:p/>
        </draw:ellipse>
        <draw:line draw:style-name="gr3" draw:text-style-name="P2" draw:layer="layout" svg:x1="19.012cm" svg:y1="21.533cm" svg:x2="19.712cm" svg:y2="21.533cm">
          <text:p/>
        </draw:line>
        <draw:rect draw:style-name="gr29" draw:text-style-name="P2" draw:layer="layout" svg:width="0.4cm" svg:height="1.25cm" svg:x="18.368cm" svg:y="20.887cm">
          <text:p/>
        </draw:rect>
        <draw:frame draw:style-name="gr32" draw:text-style-name="P13" draw:layer="layout" svg:width="0.98cm" svg:height="0.955cm" svg:x="18.089cm" svg:y="21.238cm">
          <draw:text-box>
            <text:p><text:span text:style-name="T8">Q1</text:span></text:p>
          </draw:text-box>
        </draw:frame>
        <draw:frame draw:style-name="gr30" draw:text-style-name="P12" draw:layer="layout" svg:width="0.938cm" svg:height="0.603cm" svg:x="15.357cm" svg:y="21.791cm">
          <draw:text-box>
            <text:p><text:span text:style-name="T7">M5</text:span></text:p>
          </draw:text-box>
        </draw:frame>
        <draw:line draw:style-name="gr3" draw:text-style-name="P2" draw:layer="layout" svg:x1="15.135cm" svg:y1="22.634cm" svg:x2="15.684cm" svg:y2="22.634cm">
          <text:p/>
        </draw:line>
        <draw:line draw:style-name="gr3" draw:text-style-name="P2" draw:layer="layout" svg:x1="15.684cm" svg:y1="22.338cm" svg:x2="15.684cm" svg:y2="22.929cm">
          <text:p/>
        </draw:line>
        <draw:line draw:style-name="gr3" draw:text-style-name="P2" draw:layer="layout" svg:x1="15.913cm" svg:y1="22.338cm" svg:x2="15.913cm" svg:y2="22.929cm">
          <text:p/>
        </draw:line>
        <draw:frame draw:style-name="gr30" draw:text-style-name="P12" draw:layer="layout" svg:width="0.938cm" svg:height="0.603cm" svg:x="15.357cm" svg:y="22.892cm">
          <draw:text-box>
            <text:p><text:span text:style-name="T7">M6</text:span></text:p>
          </draw:text-box>
        </draw:frame>
        <draw:line draw:style-name="gr3" draw:text-style-name="P2" draw:layer="layout" svg:x1="15.936cm" svg:y1="22.634cm" svg:x2="16.485cm" svg:y2="22.634cm">
          <text:p/>
        </draw:line>
        <draw:line draw:style-name="gr3" draw:text-style-name="P2" draw:layer="layout" svg:x1="16.464cm" svg:y1="22.643cm" svg:x2="16.464cm" svg:y2="21.543cm">
          <text:p/>
        </draw:line>
        <draw:line draw:style-name="gr3" draw:text-style-name="P2" draw:layer="layout" svg:x1="15.132cm" svg:y1="12.332cm" svg:x2="15.681cm" svg:y2="12.332cm">
          <text:p/>
        </draw:line>
        <draw:line draw:style-name="gr3" draw:text-style-name="P2" draw:layer="layout" svg:x1="15.681cm" svg:y1="12.036cm" svg:x2="15.681cm" svg:y2="12.627cm">
          <text:p/>
        </draw:line>
        <draw:line draw:style-name="gr3" draw:text-style-name="P2" draw:layer="layout" svg:x1="15.91cm" svg:y1="12.036cm" svg:x2="15.91cm" svg:y2="12.627cm">
          <text:p/>
        </draw:line>
        <draw:line draw:style-name="gr3" draw:text-style-name="P2" draw:layer="layout" svg:x1="15.909cm" svg:y1="12.332cm" svg:x2="16.858cm" svg:y2="12.332cm">
          <text:p/>
        </draw:line>
        <draw:line draw:style-name="gr3" draw:text-style-name="P2" draw:layer="layout" svg:x1="16.858cm" svg:y1="12.036cm" svg:x2="16.858cm" svg:y2="12.627cm">
          <text:p/>
        </draw:line>
        <draw:line draw:style-name="gr3" draw:text-style-name="P2" draw:layer="layout" svg:x1="17.087cm" svg:y1="12.036cm" svg:x2="17.087cm" svg:y2="12.627cm">
          <text:p/>
        </draw:line>
        <draw:line draw:style-name="gr3" draw:text-style-name="P2" draw:layer="layout" svg:x1="17.088cm" svg:y1="12.332cm" svg:x2="18.138cm" svg:y2="12.332cm">
          <text:p/>
        </draw:line>
        <draw:ellipse draw:style-name="gr28" draw:text-style-name="P2" draw:layer="layout" svg:width="0.85cm" svg:height="0.9cm" svg:x="18.136cm" svg:y="11.886cm">
          <text:p/>
        </draw:ellipse>
        <draw:line draw:style-name="gr3" draw:text-style-name="P2" draw:layer="layout" svg:x1="19.009cm" svg:y1="12.332cm" svg:x2="19.709cm" svg:y2="12.332cm">
          <text:p/>
        </draw:line>
        <draw:rect draw:style-name="gr29" draw:text-style-name="P2" draw:layer="layout" svg:width="0.4cm" svg:height="1.25cm" svg:x="18.366cm" svg:y="11.786cm">
          <text:p/>
        </draw:rect>
        <draw:ellipse draw:style-name="gr28" draw:text-style-name="P2" draw:layer="layout" svg:width="0.85cm" svg:height="0.9cm" svg:x="18.137cm" svg:y="12.786cm">
          <text:p/>
        </draw:ellipse>
        <draw:line draw:style-name="gr3" draw:text-style-name="P2" draw:layer="layout" svg:x1="19.01cm" svg:y1="13.232cm" svg:x2="19.71cm" svg:y2="13.232cm">
          <text:p/>
        </draw:line>
        <draw:rect draw:style-name="gr29" draw:text-style-name="P2" draw:layer="layout" svg:width="0.4cm" svg:height="1.25cm" svg:x="18.367cm" svg:y="12.686cm">
          <text:p/>
        </draw:rect>
        <draw:line draw:style-name="gr3" draw:text-style-name="P2" draw:layer="layout" svg:x1="18.136cm" svg:y1="13.236cm" svg:x2="17.836cm" svg:y2="13.236cm">
          <text:p/>
        </draw:line>
        <draw:line draw:style-name="gr3" draw:text-style-name="P2" draw:layer="layout" svg:x1="17.836cm" svg:y1="12.316cm" svg:x2="17.836cm" svg:y2="13.236cm">
          <text:p/>
        </draw:line>
        <draw:rect draw:style-name="gr29" draw:text-style-name="P2" draw:layer="layout" svg:width="0.4cm" svg:height="1.25cm" svg:x="18.366cm" svg:y="13.587cm">
          <text:p/>
        </draw:rect>
        <draw:frame draw:style-name="gr30" draw:text-style-name="P12" draw:layer="layout" svg:width="0.938cm" svg:height="0.603cm" svg:x="15.348cm" svg:y="12.536cm">
          <draw:text-box>
            <text:p><text:span text:style-name="T7">M4</text:span></text:p>
          </draw:text-box>
        </draw:frame>
        <draw:frame draw:style-name="gr31" draw:text-style-name="P12" draw:layer="layout" svg:width="0.769cm" svg:height="0.603cm" svg:x="16.548cm" svg:y="12.537cm">
          <draw:text-box>
            <text:p><text:span text:style-name="T7">I2</text:span></text:p>
          </draw:text-box>
        </draw:frame>
        <draw:frame draw:style-name="gr32" draw:text-style-name="P13" draw:layer="layout" svg:width="0.98cm" svg:height="0.955cm" svg:x="18.186cm" svg:y="11.936cm">
          <draw:text-box>
            <text:p><text:span text:style-name="T8">Set</text:span></text:p>
            <text:p text:style-name="P2"><text:span text:style-name="T8">M5</text:span></text:p>
          </draw:text-box>
        </draw:frame>
        <draw:frame draw:style-name="gr33" draw:text-style-name="P14" draw:layer="layout" svg:width="1.35cm" svg:height="1.307cm" svg:x="17.986cm" svg:y="12.837cm">
          <draw:text-box>
            <text:p text:style-name="P2"><text:span text:style-name="T8">Reset</text:span></text:p>
            <text:p text:style-name="P2"><text:span text:style-name="T8">M4</text:span></text:p>
          </draw:text-box>
        </draw:frame>
        <draw:line draw:style-name="gr3" draw:text-style-name="P2" draw:layer="layout" svg:x1="15.132cm" svg:y1="14.132cm" svg:x2="15.681cm" svg:y2="14.132cm">
          <text:p/>
        </draw:line>
        <draw:line draw:style-name="gr3" draw:text-style-name="P2" draw:layer="layout" svg:x1="15.681cm" svg:y1="13.836cm" svg:x2="15.681cm" svg:y2="14.427cm">
          <text:p/>
        </draw:line>
        <draw:line draw:style-name="gr3" draw:text-style-name="P2" draw:layer="layout" svg:x1="15.91cm" svg:y1="13.836cm" svg:x2="15.91cm" svg:y2="14.427cm">
          <text:p/>
        </draw:line>
        <draw:line draw:style-name="gr3" draw:text-style-name="P2" draw:layer="layout" svg:x1="15.909cm" svg:y1="14.132cm" svg:x2="16.858cm" svg:y2="14.132cm">
          <text:p/>
        </draw:line>
        <draw:line draw:style-name="gr3" draw:text-style-name="P2" draw:layer="layout" svg:x1="16.858cm" svg:y1="13.836cm" svg:x2="16.858cm" svg:y2="14.427cm">
          <text:p/>
        </draw:line>
        <draw:line draw:style-name="gr3" draw:text-style-name="P2" draw:layer="layout" svg:x1="17.087cm" svg:y1="13.836cm" svg:x2="17.087cm" svg:y2="14.427cm">
          <text:p/>
        </draw:line>
        <draw:line draw:style-name="gr3" draw:text-style-name="P2" draw:layer="layout" svg:x1="17.088cm" svg:y1="14.132cm" svg:x2="18.138cm" svg:y2="14.132cm">
          <text:p/>
        </draw:line>
        <draw:ellipse draw:style-name="gr28" draw:text-style-name="P2" draw:layer="layout" svg:width="0.85cm" svg:height="0.9cm" svg:x="18.136cm" svg:y="13.686cm">
          <text:p/>
        </draw:ellipse>
        <draw:line draw:style-name="gr3" draw:text-style-name="P2" draw:layer="layout" svg:x1="19.009cm" svg:y1="14.132cm" svg:x2="19.709cm" svg:y2="14.132cm">
          <text:p/>
        </draw:line>
        <draw:rect draw:style-name="gr29" draw:text-style-name="P2" draw:layer="layout" svg:width="0.4cm" svg:height="1.25cm" svg:x="18.366cm" svg:y="13.586cm">
          <text:p/>
        </draw:rect>
        <draw:ellipse draw:style-name="gr28" draw:text-style-name="P2" draw:layer="layout" svg:width="0.85cm" svg:height="0.9cm" svg:x="18.137cm" svg:y="14.586cm">
          <text:p/>
        </draw:ellipse>
        <draw:line draw:style-name="gr3" draw:text-style-name="P2" draw:layer="layout" svg:x1="19.01cm" svg:y1="15.032cm" svg:x2="19.71cm" svg:y2="15.032cm">
          <text:p/>
        </draw:line>
        <draw:rect draw:style-name="gr29" draw:text-style-name="P2" draw:layer="layout" svg:width="0.4cm" svg:height="1.25cm" svg:x="18.367cm" svg:y="14.486cm">
          <text:p/>
        </draw:rect>
        <draw:line draw:style-name="gr3" draw:text-style-name="P2" draw:layer="layout" svg:x1="18.136cm" svg:y1="15.036cm" svg:x2="17.836cm" svg:y2="15.036cm">
          <text:p/>
        </draw:line>
        <draw:line draw:style-name="gr3" draw:text-style-name="P2" draw:layer="layout" svg:x1="17.836cm" svg:y1="14.116cm" svg:x2="17.836cm" svg:y2="15.036cm">
          <text:p/>
        </draw:line>
        <draw:frame draw:style-name="gr30" draw:text-style-name="P12" draw:layer="layout" svg:width="0.938cm" svg:height="0.603cm" svg:x="15.348cm" svg:y="14.336cm">
          <draw:text-box>
            <text:p><text:span text:style-name="T7">M5</text:span></text:p>
          </draw:text-box>
        </draw:frame>
        <draw:frame draw:style-name="gr31" draw:text-style-name="P12" draw:layer="layout" svg:width="0.769cm" svg:height="0.603cm" svg:x="16.548cm" svg:y="14.337cm">
          <draw:text-box>
            <text:p><text:span text:style-name="T7">I1</text:span></text:p>
          </draw:text-box>
        </draw:frame>
        <draw:frame draw:style-name="gr32" draw:text-style-name="P13" draw:layer="layout" svg:width="0.98cm" svg:height="0.955cm" svg:x="18.186cm" svg:y="13.736cm">
          <draw:text-box>
            <text:p><text:span text:style-name="T8">Set</text:span></text:p>
            <text:p text:style-name="P2"><text:span text:style-name="T8">M2</text:span></text:p>
          </draw:text-box>
        </draw:frame>
        <draw:frame draw:style-name="gr84" draw:text-style-name="P14" draw:layer="layout" svg:width="1.35cm" svg:height="0.863cm" svg:x="17.986cm" svg:y="14.637cm">
          <draw:text-box>
            <text:p text:style-name="P2"><text:span text:style-name="T8">Reset</text:span></text:p>
            <text:p text:style-name="P2"><text:span text:style-name="T8">M5</text:span></text:p>
          </draw:text-box>
        </draw:frame>
        <draw:line draw:style-name="gr3" draw:text-style-name="P2" draw:layer="layout" svg:x1="15.132cm" svg:y1="15.932cm" svg:x2="15.681cm" svg:y2="15.932cm">
          <text:p/>
        </draw:line>
        <draw:line draw:style-name="gr3" draw:text-style-name="P2" draw:layer="layout" svg:x1="15.681cm" svg:y1="15.636cm" svg:x2="15.681cm" svg:y2="16.227cm">
          <text:p/>
        </draw:line>
        <draw:line draw:style-name="gr3" draw:text-style-name="P2" draw:layer="layout" svg:x1="15.91cm" svg:y1="15.636cm" svg:x2="15.91cm" svg:y2="16.227cm">
          <text:p/>
        </draw:line>
        <draw:line draw:style-name="gr3" draw:text-style-name="P2" draw:layer="layout" svg:x1="15.909cm" svg:y1="15.932cm" svg:x2="16.858cm" svg:y2="15.932cm">
          <text:p/>
        </draw:line>
        <draw:line draw:style-name="gr3" draw:text-style-name="P2" draw:layer="layout" svg:x1="16.858cm" svg:y1="15.636cm" svg:x2="16.858cm" svg:y2="16.227cm">
          <text:p/>
        </draw:line>
        <draw:line draw:style-name="gr3" draw:text-style-name="P2" draw:layer="layout" svg:x1="17.087cm" svg:y1="15.636cm" svg:x2="17.087cm" svg:y2="16.227cm">
          <text:p/>
        </draw:line>
        <draw:line draw:style-name="gr3" draw:text-style-name="P2" draw:layer="layout" svg:x1="17.088cm" svg:y1="15.932cm" svg:x2="18.138cm" svg:y2="15.932cm">
          <text:p/>
        </draw:line>
        <draw:ellipse draw:style-name="gr28" draw:text-style-name="P2" draw:layer="layout" svg:width="0.85cm" svg:height="0.9cm" svg:x="18.136cm" svg:y="15.486cm">
          <text:p/>
        </draw:ellipse>
        <draw:line draw:style-name="gr3" draw:text-style-name="P2" draw:layer="layout" svg:x1="19.009cm" svg:y1="15.932cm" svg:x2="19.709cm" svg:y2="15.932cm">
          <text:p/>
        </draw:line>
        <draw:rect draw:style-name="gr29" draw:text-style-name="P2" draw:layer="layout" svg:width="0.4cm" svg:height="1.25cm" svg:x="18.366cm" svg:y="15.386cm">
          <text:p/>
        </draw:rect>
        <draw:ellipse draw:style-name="gr28" draw:text-style-name="P2" draw:layer="layout" svg:width="0.85cm" svg:height="0.9cm" svg:x="18.137cm" svg:y="16.386cm">
          <text:p/>
        </draw:ellipse>
        <draw:line draw:style-name="gr3" draw:text-style-name="P2" draw:layer="layout" svg:x1="19.01cm" svg:y1="16.832cm" svg:x2="19.71cm" svg:y2="16.832cm">
          <text:p/>
        </draw:line>
        <draw:rect draw:style-name="gr29" draw:text-style-name="P2" draw:layer="layout" svg:width="0.4cm" svg:height="1.25cm" svg:x="18.367cm" svg:y="16.286cm">
          <text:p/>
        </draw:rect>
        <draw:line draw:style-name="gr3" draw:text-style-name="P2" draw:layer="layout" svg:x1="18.136cm" svg:y1="16.836cm" svg:x2="17.836cm" svg:y2="16.836cm">
          <text:p/>
        </draw:line>
        <draw:line draw:style-name="gr3" draw:text-style-name="P2" draw:layer="layout" svg:x1="17.836cm" svg:y1="15.916cm" svg:x2="17.836cm" svg:y2="16.836cm">
          <text:p/>
        </draw:line>
        <draw:frame draw:style-name="gr30" draw:text-style-name="P12" draw:layer="layout" svg:width="0.938cm" svg:height="0.603cm" svg:x="15.348cm" svg:y="16.136cm">
          <draw:text-box>
            <text:p><text:span text:style-name="T7">M6</text:span></text:p>
          </draw:text-box>
        </draw:frame>
        <draw:frame draw:style-name="gr31" draw:text-style-name="P12" draw:layer="layout" svg:width="0.769cm" svg:height="0.603cm" svg:x="16.548cm" svg:y="16.137cm">
          <draw:text-box>
            <text:p><text:span text:style-name="T7">I4</text:span></text:p>
          </draw:text-box>
        </draw:frame>
        <draw:frame draw:style-name="gr32" draw:text-style-name="P13" draw:layer="layout" svg:width="0.98cm" svg:height="0.955cm" svg:x="18.186cm" svg:y="15.536cm">
          <draw:text-box>
            <text:p><text:span text:style-name="T8">Set</text:span></text:p>
            <text:p text:style-name="P2"><text:span text:style-name="T8">M0</text:span></text:p>
          </draw:text-box>
        </draw:frame>
        <draw:frame draw:style-name="gr85" draw:text-style-name="P14" draw:layer="layout" svg:width="1.35cm" svg:height="0.813cm" svg:x="17.986cm" svg:y="16.437cm">
          <draw:text-box>
            <text:p text:style-name="P2"><text:span text:style-name="T8">Reset</text:span></text:p>
            <text:p text:style-name="P2"><text:span text:style-name="T8">M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is David Gonzalez Salvá</meta:initial-creator>
    <meta:creation-date>2014-12-16T00:37:56.15</meta:creation-date>
    <dc:date>2014-12-16T01:16:05.69</dc:date>
    <dc:creator>Luis David Gonzalez Salvá</dc:creator>
    <meta:editing-duration>PT38M6S</meta:editing-duration>
    <meta:editing-cycles>6</meta:editing-cycles>
    <meta:generator>OpenOffice/4.1.1$Win32 OpenOffice.org_project/411m6$Build-9775</meta:generator>
    <meta:document-statistic meta:object-count="306"/>
  </office:meta>
</office:document-meta>
</file>